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Calibri" fo:font-size="16pt" fo:font-weight="bold" style:font-size-asian="16pt" style:font-weight-asian="bold" style:font-name-complex="Calibri" style:font-size-complex="16pt"/>
    </style:style>
    <style:style style:name="P2" style:family="paragraph" style:parent-style-name="Standard" style:list-style-name="WW8Num1">
      <style:paragraph-properties fo:text-align="justify" style:justify-single-word="false"/>
      <style:text-properties fo:color="#000000" style:font-name="Calibri" fo:font-size="16pt" fo:font-weight="bold" style:font-size-asian="16pt" style:font-weight-asian="bold" style:font-name-complex="Calibri" style:font-size-complex="16pt"/>
    </style:style>
    <style:style style:name="P3" style:family="paragraph" style:parent-style-name="Standard">
      <style:paragraph-properties fo:text-align="justify" style:justify-single-word="false"/>
    </style:style>
    <style:style style:name="P4" style:family="paragraph" style:parent-style-name="Standard">
      <style:paragraph-properties fo:margin-left="0.0665in" fo:margin-right="0in" fo:text-indent="0in" style:auto-text-indent="false"/>
      <style:text-properties fo:color="#000000" style:font-name="Calibri" fo:font-size="16pt" fo:font-weight="bold" style:font-size-asian="16pt" style:font-weight-asian="bold" style:font-name-complex="Calibri" style:font-size-complex="16pt"/>
    </style:style>
    <style:style style:name="P5" style:family="paragraph" style:parent-style-name="Standard">
      <style:paragraph-properties fo:margin-left="0.0665in" fo:margin-right="0in" fo:text-align="justify" style:justify-single-word="false" fo:text-indent="0in" style:auto-text-indent="false"/>
      <style:text-properties fo:color="#000000" style:font-name="Calibri" fo:font-size="16pt" fo:font-weight="bold" style:font-size-asian="16pt" style:font-weight-asian="bold" style:font-name-complex="Calibri" style:font-size-complex="16pt"/>
    </style:style>
    <style:style style:name="P6" style:family="paragraph" style:parent-style-name="Standard">
      <style:paragraph-properties fo:margin-left="0.0665in" fo:margin-right="0in" fo:text-align="justify" style:justify-single-word="false" fo:text-indent="0in" style:auto-text-indent="false"/>
    </style:style>
    <style:style style:name="P7" style:family="paragraph" style:parent-style-name="Standard" style:master-page-name="Standard">
      <style:paragraph-properties fo:text-align="center" style:justify-single-word="false" style:page-number="auto"/>
      <style:text-properties fo:color="#000000" fo:font-size="24pt" fo:font-weight="bold" style:font-size-asian="24pt" style:font-weight-asian="bold"/>
    </style:style>
    <style:style style:name="T1" style:family="text">
      <style:text-properties fo:color="#000000" fo:font-size="24pt" fo:font-weight="bold" style:font-size-asian="24pt" style:font-weight-asian="bold"/>
    </style:style>
    <style:style style:name="T2" style:family="text">
      <style:text-properties fo:color="#000000" style:font-name="Calibri" fo:font-size="16pt" fo:font-weight="bold" style:font-size-asian="16pt" style:font-weight-asian="bold" style:font-name-complex="Calibri" style:font-size-complex="16pt"/>
    </style:style>
    <style:style style:name="T3" style:family="text">
      <style:text-properties style:font-name="Calibri" fo:font-size="16pt" fo:font-weight="bold" style:font-size-asian="16pt" style:font-weight-asian="bold" style:font-name-complex="Calibri"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lexandr Alexandrovich Zykov: 1922-2013</text:p>
      <text:p text:style-name="P4"/>
      <text:p text:style-name="P4">Dear Taisia Yefimovna,</text:p>
      <text:p text:style-name="P4"/>
      <text:p text:style-name="P6"><text:span text:style-name="T2"><text:s text:c="3"/>We are very saddened by the news that Alexandr Alexandrovich has passed away.  On behalf of  Kishinev Graph Theory community, we express our deepest sincere condolences to you and your family.  <text:s text:c="10"/></text:span></text:p>
      <text:p text:style-name="P5"/>
      <text:p text:style-name="P6"><text:span text:style-name="T2"><text:s text:c="3"/>Alexandr Alexandrovich  was an outstanding mathematician, magnificent  educator and great  man.  His contribution to the achievements of mathematical school of Moldova in Discrete Mathematics was extremely important. Not only Alexandr Alexandrovich  was a caring supervisor of many of us, he was a bright example of  devoting the entire life to science.  He was  always open, kind, supportive, helping,  patient,  encouraging, with great sense of humor,   our  GREAT COLLEAGUE and GREAT TEACHER.  </text:span></text:p>
      <text:p text:style-name="P5"/>
      <text:p text:style-name="P5">Alexandr Alexandrovich attracted people from all over the world!</text:p>
      <text:p text:style-name="P5"/>
      <text:p text:style-name="P6"><text:span text:style-name="T2">We will always remember him  as a person who significantly influenced on our  life. <text:s/>In this most difficult day, we are with you, and we are deeply mourning with you. </text:span></text:p>
      <text:p text:style-name="P5"> </text:p>
      <text:p text:style-name="P5">On behalf of Kishinev Graph Theory community, with sincere condolences,</text:p>
      <text:p text:style-name="P5"/>
      <text:list xml:id="list2089634677" text:style-name="WW8Num1">
        <text:list-item>
          <text:p text:style-name="P2"><text:soft-page-break/>Alex Zelikovsky (Master of Science student of Alexandr Alexandrovich)</text:p>
        </text:list-item>
        <text:list-item>
          <text:p text:style-name="P2">Vitaly Voloshin  (PhD student of Alexandr Alexandrovich)</text:p>
        </text:list-item>
      </text:list>
      <text:p text:style-name="P1"/>
      <text:p text:style-name="P3"><text:span text:style-name="T3">December 19, 2013, <text:s/>U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6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066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66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066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66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066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66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066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6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Vitaly Voloshin</meta:initial-creator>
    <meta:creation-date>2014-01-23T17:52:00</meta:creation-date>
    <dc:creator>Vitaly Voloshin</dc:creator>
    <dc:date>2014-01-26T10:42:00</dc:date>
    <meta:editing-cycles>3</meta:editing-cycles>
    <meta:editing-duration>PT11M</meta:editing-duration>
    <meta:document-statistic meta:table-count="0" meta:image-count="0" meta:object-count="0" meta:page-count="2" meta:paragraph-count="11" meta:word-count="180" meta:character-count="1222" meta:non-whitespace-character-count="1012"/>
    <meta:generator>LibreOffice/6.2.7.1$Linux_X86_64 LibreOffice_project/20$Build-1</meta:generator>
  </office:meta>
</office:document-meta>
</file>